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3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PythonVersion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FALS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fter user name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2" table:number-rows-spanned="1">
            <text:p>Traceback (most recent call last):</text:p>
            <text:p>  File "/usr/lib/libreoffice/share/Scripts/python/ods_python_script.py", line 378, in login</text:p>
            <text:p>    asyncio.get_event_loop().run_until_complete(ccarLoop(userName, password, ssl))</text:p>
            <text:p>  File "/usr/lib/python3.4/asyncio/base_events.py", line 316, in run_until_complete</text:p>
            <text:p>    return future.result()</text:p>
            <text:p>  File "/usr/lib/python3.4/asyncio/futures.py", line 275, in result</text:p>
            <text:p>    raise self._exception</text:p>
            <text:p>  File "/usr/lib/python3.4/asyncio/tasks.py", line 238, in _step</text:p>
            <text:p>    result = next(coro)</text:p>
            <text:p>  File "/usr/lib/libreoffice/share/Scripts/python/ods_python_script.py", line 364, in ccarLoop</text:p>
            <text:p>    updateErrorWorksheet(traceback.format_exc())</text:p>
            <text:p>  File "/usr/lib/python3.4/traceback.py", line 256, in format_exc</text:p>
            <text:p>    return "".join(format_exception(*sys.exc_info(), limit=limit, chain=chain))</text:p>
            <text:p>  File "/usr/lib/python3.4/traceback.py", line 181, in format_exception</text:p>
            <text:p>    return list(_format_exception_iter(etype, value, tb, limit, chain))</text:p>
            <text:p>  File "/usr/lib/python3.4/traceback.py", line 146, in _format_exception_iter</text:p>
            <text:p>    for value, tb in values:</text:p>
            <text:p>  File "/usr/lib/python3.4/traceback.py", line 125, in _iter_chain</text:p>
            <text:p>    context = exc.__context__</text:p>
            <text:p>AttributeError: 'NoneType' object has no attribute '__context__'</text:p>
            <text:p/>
          </table:table-cell>
          <table:covered-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22:32:57.681287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4T01:25:33.105615156</dc:date>
    <meta:editing-duration>PT12H11M56S</meta:editing-duration>
    <meta:editing-cycles>23</meta:editing-cycles>
    <meta:generator>LibreOffice/4.2.8.2$Linux_X86_64 LibreOffice_project/420m0$Build-2</meta:generator>
    <meta:document-statistic meta:table-count="3" meta:cell-count="17" meta:object-count="2"/>
  </office:meta>
</office:document-meta>
</file>